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weight="bold" officeooo:paragraph-rsid="00044a76" style:font-weight-asian="bold" style:font-weight-complex="bold"/>
    </style:style>
    <style:style style:name="P2" style:family="paragraph" style:parent-style-name="Standard" style:list-style-name="WWNum2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44a76"/>
    </style:style>
    <style:style style:name="P3" style:family="paragraph" style:parent-style-name="Standard" style:list-style-name="WWNum2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  <style:text-properties officeooo:paragraph-rsid="00044a7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임신 중 갑상선 기능 저하증</text:p>
      <text:list text:style-name="WWNum2">
        <text:list-item>
          <text:p text:style-name="P2"><text:span text:style-name="T1">명백한 갑상선 기능 저하증:</text:span> LT4로 치료해야 함 (강력 추천, 중간 수준의 근거)</text:p>
        </text:list-item>
        <text:list-item>
          <text:p text:style-name="P2"><text:span text:style-name="T1">무증상 갑상선 기능 저하증:</text:span> </text:p>
          <text:list>
            <text:list-item>
              <text:p text:style-name="P3">TPO 항체 양성 + TSH &gt; 임신 분기별 참고 범위 (또는 &gt; 4.0 mIU/L): LT4 치료 권장 (강력 추천, 중간 수준의 근거)</text:p>
            </text:list-item>
            <text:list-item>
              <text:p text:style-name="P3">TPO 항체 음성 + TSH &gt; 임신 분기별 참고 범위 (또는 &gt; 4.0 mIU/L) but &lt; 10.0 mIU/L: LT4 치료 고려 가능 (강력 추천, 중간 수준의 근거)</text:p>
            </text:list-item>
            <text:list-item>
              <text:p text:style-name="P3">TPO 항체 음성 + TSH 정상 범위 내: LT4 치료 권장하지 않음 (강력 추천, 높은 수준의 근거)</text:p>
            </text:list-item>
          </text:list>
        </text:list-item>
        <text:list-item>
          <text:p text:style-name="P2"><text:span text:style-name="T1">저티록신혈증:</text:span> LT4 치료 권장하지 않음 (강력 추천, 높은 수준의 근거)</text:p>
        </text:list-item>
        <text:list-item>
          <text:p text:style-name="P2"><text:span text:style-name="T1">치료 목표:</text:span> 혈청 TSH를 임신 중기 특정 참고 범위 이하로 유지. 없을 경우 TSH &lt; 2.5 mIU/L 목표 (약한 추천, 중간 수준의 근거)</text:p>
        </text:list-item>
        <text:list-item>
          <text:p text:style-name="P2"><text:span text:style-name="T1">임신 중 모니터링:</text:span> 갑상선 기능 저하증 또는 위험군 (TAb+, 부분 갑상선 절제술, 방사성 요오드 치료) 여성은 임신 중기까지 4주마다, 30주경 최소 1회 TSH 측정 (강력 추천, 높은 수준의 근거)</text:p>
        </text:list-item>
        <text:list-item>
          <text:p text:style-name="P2"><text:span text:style-name="T1">LT4 용량 조절:</text:span> 임신 확인 또는 의심 시 LT4 용량 25-30% 증량 (강력 추천, 높은 수준의 근거)</text:p>
        </text:list-item>
        <text:list-item>
          <text:p text:style-name="P2"><text:span text:style-name="T1">임신 계획 여성:</text:span> 임신 전 TSH &lt; 2.5 mIU/L 목표 (강력 추천, 중간 수준의 근거)</text:p>
        </text:list-item>
        <text:list-item>
          <text:p text:style-name="P2"><text:span text:style-name="T1">산후 관리:</text:span> </text:p>
          <text:list>
            <text:list-item>
              <text:p text:style-name="P3">임신 전 LT4 복용 여성: 출산 후 임신 전 용량으로 복귀, 6주 후 갑상선 기능 검사 (강력 추천, 중간 수준의 근거)</text:p>
            </text:list-item>
            <text:list-item>
              <text:p text:style-name="P3">임신 중 무증상 갑상선 기능 저하증으로 LT4 시작 여성: 출산 후 LT4 중단, 6주 후 갑상선 기능 검사 (강력 추천, 중간 수준의 근거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ListLabel_20_10" style:display-name="ListLabel 10" style:family="text">
      <style:text-properties style:font-name="Noto Serif CJK KR" fo:font-family="'Noto Serif CJK KR'" style:font-pitch="variable" fo:font-size="10pt" style:font-size-asian="10pt"/>
    </style:style>
    <style:style style:name="ListLabel_20_11" style:display-name="ListLabel 11" style:family="text">
      <style:text-properties style:font-name="Noto Serif CJK KR" fo:font-family="'Noto Serif CJK KR'" style:font-pitch="variable" fo:font-size="10pt" style:font-size-asian="10pt"/>
    </style:style>
    <style:style style:name="ListLabel_20_12" style:display-name="ListLabel 12" style:family="text">
      <style:text-properties style:font-name="Noto Serif CJK KR" fo:font-family="'Noto Serif CJK KR'" style:font-pitch="variable" fo:font-size="10pt" style:font-size-asian="10pt"/>
    </style:style>
    <style:style style:name="ListLabel_20_13" style:display-name="ListLabel 13" style:family="text">
      <style:text-properties style:font-name="Noto Serif CJK KR" fo:font-family="'Noto Serif CJK KR'" style:font-pitch="variable" fo:font-size="10pt" style:font-size-asian="10pt"/>
    </style:style>
    <style:style style:name="ListLabel_20_14" style:display-name="ListLabel 14" style:family="text">
      <style:text-properties style:font-name="Noto Serif CJK KR" fo:font-family="'Noto Serif CJK KR'" style:font-pitch="variable" fo:font-size="10pt" style:font-size-asian="10pt"/>
    </style:style>
    <style:style style:name="ListLabel_20_15" style:display-name="ListLabel 15" style:family="text">
      <style:text-properties style:font-name="Noto Serif CJK KR" fo:font-family="'Noto Serif CJK KR'" style:font-pitch="variable" fo:font-size="10pt" style:font-size-asian="10pt"/>
    </style:style>
    <style:style style:name="ListLabel_20_16" style:display-name="ListLabel 16" style:family="text">
      <style:text-properties style:font-name="Noto Serif CJK KR" fo:font-family="'Noto Serif CJK KR'" style:font-pitch="variable" fo:font-size="10pt" style:font-size-asian="10pt"/>
    </style:style>
    <style:style style:name="ListLabel_20_17" style:display-name="ListLabel 17" style:family="text">
      <style:text-properties style:font-name="Noto Serif CJK KR" fo:font-family="'Noto Serif CJK KR'" style:font-pitch="variable" fo:font-size="10pt" style:font-size-asian="10pt"/>
    </style:style>
    <style:style style:name="ListLabel_20_18" style:display-name="ListLabel 18" style:family="text">
      <style:text-properties style:font-name="Noto Serif CJK KR" fo:font-family="'Noto Serif CJK KR'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0:23:13.081010850</meta:creation-date>
    <dc:date>2025-02-16T11:47:38.524331056</dc:date>
    <meta:editing-duration>PT50S</meta:editing-duration>
    <meta:editing-cycles>2</meta:editing-cycles>
    <meta:generator>LibreOffice/24.8.4.2$Linux_X86_64 LibreOffice_project/3e97788786b20d724e2ed0ea7a111abce73cab63</meta:generator>
    <meta:document-statistic meta:table-count="0" meta:image-count="0" meta:object-count="0" meta:page-count="1" meta:paragraph-count="14" meta:word-count="521" meta:character-count="824" meta:non-whitespace-character-count="609"/>
  </office:meta>
</office:document-meta>
</file>